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E791E1C4B7B91432.png" manifest:media-type="image/png"/>
  <manifest:file-entry manifest:full-path="Pictures/10029B2F000052220000741EC35D48406C75990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f47" officeooo:paragraph-rsid="000fdf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1.001cm" svg:height="29.692cm" draw:z-index="0"><draw:image xlink:href="Pictures/10029B2F000052220000741EC35D48406C759904.svg" xlink:type="simple" xlink:show="embed" xlink:actuate="onLoad"/><draw:image xlink:href="Pictures/100002010000025300000349E791E1C4B7B914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37:58.528307582</meta:creation-date>
    <dc:date>2017-09-11T14:39:18.942743358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